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1799in" fo:break-after="page" table:align="right" style:shadow="none"/>
    </style:style>
    <style:style style:name="Table1.A" style:family="table-column">
      <style:table-column-properties style:column-width="1.1799in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start" style:justify-single-word="false"/>
      <style:text-properties style:font-name="Code 128" fo:font-size="39pt" fo:language="en" fo:country="US" style:font-size-asian="39pt" style:font-size-complex="39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paragraph-properties fo:margin-top="0in" fo:margin-bottom="0in"/>
      <style:text-properties style:font-name="Arial" fo:font-size="6pt" fo:language="en" fo:country="US" style:font-size-asian="6pt" style:font-size-complex="6pt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style>
  </office:automatic-styles>
  <office:body>
    <office:text text:use-soft-page-breaks="true">
      <text:tracked-changes text:track-changes="false">
        <text:changed-region text:id="ct43863920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text:id="ct43853136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change-start text:change-id="ct43863920"/>getB<text:soft-page-break/>arco<text:soft-page-break/>de1<text:soft-page-break/>28('<text:soft-page-break/>barc<text:soft-page-break/>ode', <text:soft-page-break/>barc<text:soft-page-break/>ode)<text:change-end text:change-id="ct43863920"/></text:p>
            <text:p text:style-name="P3"><text:change-start text:change-id="ct43853136"/><text:soft-page-break/></text:p>
            <text:p text:style-name="P4"><text:change-end text:change-id="ct43853136"/><office:annotation><dc:creator>&lt;анонимный&gt;</dc:creator><dc:date>2013-04-04T16:01:56</dc:date><text:p text:style-name="P6"><text:span text:style-name="T1">do row for barcode in data['barcodes']</text:span></text:p></office:annotatio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6902in" fo:page-height="0.7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01T17:58:24.25</meta:creation-date>
    <meta:generator>OpenOffice.org/3.0$Unix OpenOffice.org_project/300m9$Build-9358</meta:generator>
    <dc:date>2015-10-02T18:15:30</dc:date>
    <meta:editing-duration>PT34H06M02S</meta:editing-duration>
    <meta:editing-cycles>132</meta:editing-cycles>
    <meta:document-statistic meta:table-count="1" meta:image-count="0" meta:object-count="0" meta:page-count="10" meta:paragraph-count="2" meta:word-count="2" meta:character-count="34"/>
    <meta:user-defined meta:name="Info 1"/>
    <meta:user-defined meta:name="Info 2"/>
    <meta:user-defined meta:name="Info 3"/>
    <meta:user-defined meta:name="Info 4"/>
  </office:meta>
</office:document-meta>
</file>